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4bbdb" officeooo:paragraph-rsid="0004bbdb"/>
    </style:style>
    <style:style style:name="P2" style:family="paragraph" style:parent-style-name="Footnote">
      <style:text-properties officeooo:rsid="00050ef4" officeooo:paragraph-rsid="00050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avaliação e sua importância</text:p>
      <text:p text:style-name="P1"/>
      <text:p text:style-name="P1"/>
      <text:p text:style-name="P1">Em um artigo publicado no tiespecialistas (A importância da pesquisa para o mundo dos negócios<text:note text:id="ftn0" text:note-class="footnote"><text:note-citation>1</text:note-citation><text:note-body><text:p text:style-name="P2">http://www.tiespecialistas.com.br/2015/04/importancia-da-pesquisa-para-o-mundo-dos-negocios/</text:p></text:note-body></text:note>) trato da importância da pesquisa ao mundo dos negócios. A essência da reflexão proposta neste artigo vale, também, a importância da avaliação de um evento, qualquer que seja ele. Neste sentido, quando uma equipe propõe uma metodologia para desenvolvimento de tarefas, neste caso, para realização de um evento como o FLISOL – Festival Latino-Americano de Instalação de Solftware Livre<text:note text:id="ftn1" text:note-class="footnote"><text:note-citation>2</text:note-citation><text:note-body><text:p text:style-name="P2">http://softwarelivre.org/flisol/o-que-e-flisol</text:p></text:note-body></text:note>, ela assume a responsabilidade e o compromisso diante de uma comunidade para o sucesso deste evento. </text:p>
      <text:p text:style-name="P1">Tendo isso como premissa, a equipe responsável pela 11ª edição do FLISOL que aconteceu no dia 25/04/2015, durante o planejamento deste evento, propós um elo junto à Comunidade Curitiba Livre para que todos/as pudessem opinar e sugerir melhorias para as próximas edições. Assim, foi criado um formulário de pesquisa com o auxílio do LimeSurvey para que esta avaliação pudesse ser feita. </text:p>
      <text:p text:style-name="P1">Para a edição 2015 do FLISOL tivemos aproximadamente 450 inscrições. Destas, 210 pessoas compareceram ao evento e prestigiaram todas as atividades propostas para o dia, dentre elas: Palestras, oficinas e InstallFest. Agora, pedimos que os/as 210 participantes avaliem e digam o que poderia melhorar para as próximas edições. O formulário já foi enviado por e-mail a todos/as os/as participantes. Peço agora que olhem suas caixas de e-mail, lixo eletrônico, spam, enfim, ajudem os/as voluntários/as responsáveis pela 11ª edição do FLISOL e aos demais interessados/as que na próxima edição abraçarão esta causa, e promoverem uma 12ª edição do FLISOL em 2016 ainda melhor. Contamos com todos/as vocês para que isso seja possí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ocha</meta:initial-creator>
    <meta:creation-date>2015-05-01T17:25:11.130538847</meta:creation-date>
    <dc:date>2015-05-01T17:48:46.205706690</dc:date>
    <dc:creator>Leonardo Rocha</dc:creator>
    <meta:editing-duration>PT8M25S</meta:editing-duration>
    <meta:editing-cycles>1</meta:editing-cycles>
    <meta:document-statistic meta:table-count="0" meta:image-count="0" meta:object-count="0" meta:page-count="1" meta:paragraph-count="6" meta:word-count="268" meta:character-count="1862" meta:non-whitespace-character-count="1597"/>
    <meta:generator>LibreOffice/4.3.3.2$Linux_X86_64 LibreOffice_project/430m0$Build-2</meta:generator>
  </office:meta>
</office:document-meta>
</file>